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co26" style:family="table-column">
      <style:table-column-properties fo:break-before="auto" style:column-width="2.6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>
      <style:map style:condition="cell-content()!=0" style:apply-style-name="Error" style:base-cell-address="Eclaté.I5"/>
    </style:style>
    <style:style style:name="ce40" style:family="table-cell" style:parent-style-name="Default" style:data-style-name="N99">
      <style:map style:condition="cell-content()!=1" style:apply-style-name="Error" style:base-cell-address="Eclaté.M5"/>
    </style:style>
    <style:style style:name="ce41" style:family="table-cell" style:parent-style-name="Default" style:data-style-name="N0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8"/>
    <style:style style:name="ce44" style:family="table-cell" style:parent-style-name="Default" style:data-style-name="N108">
      <style:text-properties fo:font-weight="bold" style:font-weight-asian="bold" style:font-weight-complex="bold"/>
    </style:style>
    <style:style style:name="ce52" style:family="table-cell" style:parent-style-name="Default" style:data-style-name="N4">
      <style:text-properties fo:font-weight="bold" style:font-weight-asian="bold" style:font-weight-complex="bold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8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22" table:number-columns-spanned="12" table:number-rows-spanned="1"/>
          <table:covered-table-cell table:number-columns-repeated="6"/>
          <table:covered-table-cell table:style-name="ce37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2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4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1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1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1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1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1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1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1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1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1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39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0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1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1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1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1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1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1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1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1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1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2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1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1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1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1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1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1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1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1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1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39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40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1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1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1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1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1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1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1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1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1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0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1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1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1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1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1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1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1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1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1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39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1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1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1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1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1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1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1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1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1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0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1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1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1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1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1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1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1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1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1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39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1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1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1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1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1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1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1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1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1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40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1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1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1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1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1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1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1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1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1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4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1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1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1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1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1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1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1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1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1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4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1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1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1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1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1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1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1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1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1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4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1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1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1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1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1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1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1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1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1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4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39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1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1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1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1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1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1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1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1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1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39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1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1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1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1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1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1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1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1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1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39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40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1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1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1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1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1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1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1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1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1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39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0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1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1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1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1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1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1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1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1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1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39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40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1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1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1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1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1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1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1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1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1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9"/>
          <table:table-cell table:number-columns-repeated="3"/>
          <table:table-cell table:style-name="ce40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1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1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1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1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1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1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1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1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1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39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0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1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1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1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1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1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1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1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1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1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39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0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1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1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1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1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1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1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1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1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1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9"/>
          <table:table-cell table:number-columns-repeated="3"/>
          <table:table-cell table:style-name="ce40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1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1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1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1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1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1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1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1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1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1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1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1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1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1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1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1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1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1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1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1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1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1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1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1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1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1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1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39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0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1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1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1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1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1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1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1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1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1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1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1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1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1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1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1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1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1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1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39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40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1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1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1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1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1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1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1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1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1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0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1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1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1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1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1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1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1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1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1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39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40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1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1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1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1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1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1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1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1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1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0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1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1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1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1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1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1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1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1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1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39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0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1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1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1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1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1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1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1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1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1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1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1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1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1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1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1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1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1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1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1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1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1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1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1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1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1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1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1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9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0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1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1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1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1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1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1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1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1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1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9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0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1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1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1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1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1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1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1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1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1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39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0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1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1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1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1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1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1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1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1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1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39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0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1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1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1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1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1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1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1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1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1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39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40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1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1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1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1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1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1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1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1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1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39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0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1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1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1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1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1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1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1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1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1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39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40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1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1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1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1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1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1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1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1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1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9"/>
          <table:table-cell table:number-columns-repeated="3"/>
          <table:table-cell table:style-name="ce40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1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1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1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1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1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1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1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1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1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39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0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1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1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1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1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1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1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1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1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1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39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0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1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1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1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1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1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1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1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1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1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9"/>
          <table:table-cell table:number-columns-repeated="3"/>
          <table:table-cell table:style-name="ce40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1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1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1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1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1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1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1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1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1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1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1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1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1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1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1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1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1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1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9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0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1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1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1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1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1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1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1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1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1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9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0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1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1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1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1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1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1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1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1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1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0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1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1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1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1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1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1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1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1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1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39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0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1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1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1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1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1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1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1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1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1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9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40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1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1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1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1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1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1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1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1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1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39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0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1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1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1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1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1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1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1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1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1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39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40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1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1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1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1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1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1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1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1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1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39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0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1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1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1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1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1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1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1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1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1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1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1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1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1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1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1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1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1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1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0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1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1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1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1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1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1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1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1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1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1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1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1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1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1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1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1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1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1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1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1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1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1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1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1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1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1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1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9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0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1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1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1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1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1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1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1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1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1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1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1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1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1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1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1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1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1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1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39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0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1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1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1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1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1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1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1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1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1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39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40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1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1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1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1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1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1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1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1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1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39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40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1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1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1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1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1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1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1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1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1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1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1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1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1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1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1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1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1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1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39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0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1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1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1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1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1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1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1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1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1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39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0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1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1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1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1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1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1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1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1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1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39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0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1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1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1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1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1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1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1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1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1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1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1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1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1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1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1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1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1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1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39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0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1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1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1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1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1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1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1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1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1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0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1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1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1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1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1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1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1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1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1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1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1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1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1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1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1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1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1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1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1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1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1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1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1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1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1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1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1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9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0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1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1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1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1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1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1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1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1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1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9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0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1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1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1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1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1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1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1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1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1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9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0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1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1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1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1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1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1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1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1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1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39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0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1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1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1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1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1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1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1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1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1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9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0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1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1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1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1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1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1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1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1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1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39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0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1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1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1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1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1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1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1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1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1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39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40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1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1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1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1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1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1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1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1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1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39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0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1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1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1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1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1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1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1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1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1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1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1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1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1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1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1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1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1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1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0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1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1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1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1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1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1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1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1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1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1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1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1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1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1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1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1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1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1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9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0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1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1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1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1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1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1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1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1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1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9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0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1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1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1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1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1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1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1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1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1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1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1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1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1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1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1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1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1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1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39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40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1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1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1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1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1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1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1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1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1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39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40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1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1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1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1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1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1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1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1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1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39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0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1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1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1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1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1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1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1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1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1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1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1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1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1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1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1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1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1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1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39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0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1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1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1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1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1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1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1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1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1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39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0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1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1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1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1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1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1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1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1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1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39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0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1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1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1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1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1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1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1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1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1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1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1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1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1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1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1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1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39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0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1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1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1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1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1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1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1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0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1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1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1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1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1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1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1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1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1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1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1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1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1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1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1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1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1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1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1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1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1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39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0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1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1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1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1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1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1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1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39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0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1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1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1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1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1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1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1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39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40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1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1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1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1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1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1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1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39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0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1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1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1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1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1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1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1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39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40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1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1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1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1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1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1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1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1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1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39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1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1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1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1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1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1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1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1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1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1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1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1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1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1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1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1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1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1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39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1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1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1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1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1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1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1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1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1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1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1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1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1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1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1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1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39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0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1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1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1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1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1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1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1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9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0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1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1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1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1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1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1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1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9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0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1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1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1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1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1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1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1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9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0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1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1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1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1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1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1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1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9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0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1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1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1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1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1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1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1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1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1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1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1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1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1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1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39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40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1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1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1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1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1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1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1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9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1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1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1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1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1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1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1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39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1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1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1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1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1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1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1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9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0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1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1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1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1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1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1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1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39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0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1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1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1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1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1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1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1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39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40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1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1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1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1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1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1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1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39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40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1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1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1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1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1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1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1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39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0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1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1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1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1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1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1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1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1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1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1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1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1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1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1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39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0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1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1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1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1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1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1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1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0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1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1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1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1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1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1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1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1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1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1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1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1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1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1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1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1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1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1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1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1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1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1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1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1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1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1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1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1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39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0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1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1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1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1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1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1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1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1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1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1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1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1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1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1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39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0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1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1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1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1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1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1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1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0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1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1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1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1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1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1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1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1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1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9"/>
          <table:table-cell table:number-columns-repeated="3"/>
          <table:table-cell table:style-name="ce40"/>
          <table:table-cell table:number-columns-repeated="2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39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0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1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1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1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1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1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1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1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1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1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9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0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1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1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1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1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1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1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1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1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1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39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40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1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1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1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1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1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1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1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1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1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1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1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1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1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1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1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1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1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1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1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1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1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1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1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9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0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1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1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1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1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1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1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1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9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0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1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1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1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1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1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1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1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9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1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1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1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1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1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1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1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9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0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1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1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1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1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1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1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1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9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0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1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1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1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1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1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1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1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9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1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1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1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1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1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1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1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9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1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1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1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1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1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1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1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39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1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1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1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1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1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1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1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39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1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1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1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1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1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1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1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39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1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1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1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1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1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1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1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9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1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1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1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1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1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1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1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9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1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1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1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1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1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1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1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39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40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1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1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1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1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1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1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1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1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1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1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1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1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1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1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39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0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1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1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1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1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1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1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1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0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1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1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1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1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1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1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1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0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1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1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1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1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1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1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1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1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1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1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1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1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1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1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9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0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1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1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1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1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1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1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1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39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0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1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1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1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1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1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1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1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9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0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1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1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1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1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1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1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1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39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40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1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1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1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1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1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1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1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9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0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1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1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1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1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1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1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1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1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1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39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40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1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1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1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1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1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1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1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1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1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39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40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1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1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1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1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1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1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1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1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1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39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40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1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1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1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1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1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1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1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1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1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9"/>
          <table:table-cell table:number-columns-repeated="3"/>
          <table:table-cell table:style-name="ce40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1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1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1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1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1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1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1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9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0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1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1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1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1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1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1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1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9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0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1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1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1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1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1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1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1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9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0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1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1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1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1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1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1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1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39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0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1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1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1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1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1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1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1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39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0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1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1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1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1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1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1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1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39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0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1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1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1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1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1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1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1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39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40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1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1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1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1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1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1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1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39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40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1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1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1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1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1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1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1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39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40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1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1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1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1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1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1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1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39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0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1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1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1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1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1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1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1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39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40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1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1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1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1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1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1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1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39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40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1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1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1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1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1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1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1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39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40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1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1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1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1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1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1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1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1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1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39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0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1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1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1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1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1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1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1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1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1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39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40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1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1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1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1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1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1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1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1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1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0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1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1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1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1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1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1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1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1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1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0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1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1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1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1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1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1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1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1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1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0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1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1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1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1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1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1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1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1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1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0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1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1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1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1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1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1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1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1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1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3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3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7" calcext:value-type="float">
            <text:p>7</text:p>
          </table:table-cell>
          <table:table-cell table:style-name="ce44" office:value-type="currency" office:currency="EUR" office:value="30" calcext:value-type="currency">
            <text:p>30,00 €</text:p>
          </table:table-cell>
          <table:table-cell table:style-name="ce44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3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8"/>
        <table:table-column table:style-name="co23" table:number-columns-repeated="2" table:default-cell-style-name="ce58"/>
        <table:table-column table:style-name="co24" table:default-cell-style-name="ce58"/>
        <table:table-column table:style-name="co25" table:default-cell-style-name="ce58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4]+50" office:value-type="float" office:value="850" calcext:value-type="float">
            <text:p>850</text:p>
          </table:table-cell>
          <table:table-cell table:style-name="ce42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1.332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5]+50" office:value-type="float" office:value="800" calcext:value-type="float">
            <text:p>800</text:p>
          </table:table-cell>
          <table:table-cell table:style-name="ce42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6]+50" office:value-type="float" office:value="1850" calcext:value-type="float">
            <text:p>1850</text:p>
          </table:table-cell>
          <table:table-cell table:style-name="ce42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7]+50" office:value-type="float" office:value="1035" calcext:value-type="float">
            <text:p>1035</text:p>
          </table:table-cell>
          <table:table-cell table:style-name="ce42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8]+50" office:value-type="float" office:value="250" calcext:value-type="float">
            <text:p>250</text:p>
          </table:table-cell>
          <table:table-cell table:style-name="ce42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10]+50" office:value-type="float" office:value="1480" calcext:value-type="float">
            <text:p>1480</text:p>
          </table:table-cell>
          <table:table-cell table:style-name="ce42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1]+50" office:value-type="float" office:value="1480" calcext:value-type="float">
            <text:p>1480</text:p>
          </table:table-cell>
          <table:table-cell table:style-name="ce42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2]+50" office:value-type="float" office:value="1480" calcext:value-type="float">
            <text:p>1480</text:p>
          </table:table-cell>
          <table:table-cell table:style-name="ce42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4]+50" office:value-type="float" office:value="2059" calcext:value-type="float">
            <text:p>2059</text:p>
          </table:table-cell>
          <table:table-cell table:style-name="ce42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5]+50" office:value-type="float" office:value="2059" calcext:value-type="float">
            <text:p>2059</text:p>
          </table:table-cell>
          <table:table-cell table:style-name="ce42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6]+50" office:value-type="float" office:value="436" calcext:value-type="float">
            <text:p>436</text:p>
          </table:table-cell>
          <table:table-cell table:style-name="ce42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1+1+1" office:value-type="float" office:value="3" calcext:value-type="float">
            <text:p>3</text:p>
          </table:table-cell>
          <table:table-cell table:style-name="ce56"/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7]+50" office:value-type="float" office:value="436" calcext:value-type="float">
            <text:p>436</text:p>
          </table:table-cell>
          <table:table-cell table:style-name="ce42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724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8]+50" office:value-type="float" office:value="775" calcext:value-type="float">
            <text:p>775</text:p>
          </table:table-cell>
          <table:table-cell table:style-name="ce42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1+1+1+1+1+1+1+1+1+1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984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1.396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20]+50" office:value-type="float" office:value="1429" calcext:value-type="float">
            <text:p>1429</text:p>
          </table:table-cell>
          <table:table-cell table:style-name="ce42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1]+50" office:value-type="float" office:value="1429" calcext:value-type="float">
            <text:p>1429</text:p>
          </table:table-cell>
          <table:table-cell table:style-name="ce42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2]+50" office:value-type="float" office:value="1429" calcext:value-type="float">
            <text:p>1429</text:p>
          </table:table-cell>
          <table:table-cell table:style-name="ce42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4]+50" office:value-type="float" office:value="2059" calcext:value-type="float">
            <text:p>2059</text:p>
          </table:table-cell>
          <table:table-cell table:style-name="ce42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5]+50" office:value-type="float" office:value="2059" calcext:value-type="float">
            <text:p>2059</text:p>
          </table:table-cell>
          <table:table-cell table:style-name="ce42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6]+50" office:value-type="float" office:value="436" calcext:value-type="float">
            <text:p>436</text:p>
          </table:table-cell>
          <table:table-cell table:style-name="ce42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2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7]+50" office:value-type="float" office:value="436" calcext:value-type="float">
            <text:p>436</text:p>
          </table:table-cell>
          <table:table-cell table:style-name="ce42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724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8]+50" office:value-type="float" office:value="740" calcext:value-type="float">
            <text:p>740</text:p>
          </table:table-cell>
          <table:table-cell table:style-name="ce42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table:formula="of:=1+1+1+1+1+1+1+1+1+1" office:value-type="float" office:value="10" calcext:value-type="float">
            <text:p>10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/>
          <table:table-cell office:value-type="string" calcext:value-type="string">
            <text:p><text:s/>= 1 ? + 1 ? + 1 ? +1 ? (← bêtes) + 1 ? (← coeur → nerveux?)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1.268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0]+50" office:value-type="float" office:value="1800" calcext:value-type="float">
            <text:p>1800</text:p>
          </table:table-cell>
          <table:table-cell table:style-name="ce42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string" calcext:value-type="string">
            <text:p>???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31]+50" office:value-type="float" office:value="1800" calcext:value-type="float">
            <text:p>1800</text:p>
          </table:table-cell>
          <table:table-cell table:style-name="ce42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32]+50" office:value-type="float" office:value="1800" calcext:value-type="float">
            <text:p>1800</text:p>
          </table:table-cell>
          <table:table-cell table:style-name="ce42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4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4" calcext:value-type="float">
            <text:p>4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34]+50" office:value-type="float" office:value="2109" calcext:value-type="float">
            <text:p>2109</text:p>
          </table:table-cell>
          <table:table-cell table:style-name="ce42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1-2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35]+50" office:value-type="float" office:value="2109" calcext:value-type="float">
            <text:p>2109</text:p>
          </table:table-cell>
          <table:table-cell table:style-name="ce42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4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36]+50" office:value-type="float" office:value="401" calcext:value-type="float">
            <text:p>401</text:p>
          </table:table-cell>
          <table:table-cell table:style-name="ce42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3" table:formula="of:=3+1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3 ?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L_1-2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37]+50" office:value-type="float" office:value="401" calcext:value-type="float">
            <text:p>401</text:p>
          </table:table-cell>
          <table:table-cell table:style-name="ce42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2" table:formula="of:=1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5" calcext:value-type="float">
            <text:p>15</text:p>
          </table:table-cell>
          <table:table-cell office:value-type="float" office:value="579" calcext:value-type="float">
            <office:annotation office:display="true" draw:style-name="gr1" draw:text-style-name="P2" svg:width="2.899cm" svg:height="1.799cm" svg:x="16.724cm" svg:y="15.208cm" draw:caption-point-x="-0.61cm" draw:caption-point-y="1.51cm">
              <dc:date>2022-12-22T00:00:00</dc:date>
              <text:p text:style-name="P1"><text:span text:style-name="T1">459 si lamello plutôt que tenons/mortaises</text:span></text:p>
            </office:annotation>
            <text:p>57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38]+50" office:value-type="float" office:value="629" calcext:value-type="float">
            <text:p>629</text:p>
          </table:table-cell>
          <table:table-cell table:style-name="ce42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55" table:formula="of:=2+1+1+1+1+1+1+1+1+1+1+1+1+1" office:value-type="float" office:value="15" calcext:value-type="float">
            <text:p>15</text:p>
          </table:table-cell>
          <table:table-cell office:value-type="string" calcext:value-type="string">
            <text:p>2 ?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/>
          <table:table-cell office:value-type="string" calcext:value-type="string">
            <text:p><text:s/>= +1 ? +1 ? (← coeur → nerveux ?)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1]+50" office:value-type="float" office:value="587" calcext:value-type="float">
            <text:p>587</text:p>
          </table:table-cell>
          <table:table-cell table:style-name="ce42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724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2]+50" office:value-type="float" office:value="578" calcext:value-type="float">
            <text:p>578</text:p>
          </table:table-cell>
          <table:table-cell table:style-name="ce42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office:annotation office:display="true" draw:style-name="gr1" draw:text-style-name="P2" svg:width="2.899cm" svg:height="1.799cm" svg:x="21.807cm" svg:y="18.82cm" draw:caption-point-x="-0.61cm" draw:caption-point-y="1.51cm">
              <dc:date>2023-04-21T00:00:00</dc:date>
              <text:p text:style-name="P3">Dégau trop compliqué, 31 ou 32 fini</text:p>
            </office:annotation>
            <text:p>31 ou 32</text:p>
          </table:table-cell>
          <table:table-cell table:style-name="ce42" table:formula="of:=[.E46]+50" office:value-type="float" office:value="2600" calcext:value-type="float">
            <text:p>2600</text:p>
          </table:table-cell>
          <table:table-cell table:style-name="ce42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7]+50" office:value-type="float" office:value="1250" calcext:value-type="float">
            <text:p>1250</text:p>
          </table:table-cell>
          <table:table-cell table:style-name="ce42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2.176cm" svg:x="16.724cm" svg:y="19.723cm" draw:caption-point-x="-0.61cm" draw:caption-point-y="1.51cm">
              <dc:date>2023-04-22T00:00:00</dc:date>
              <text:p text:style-name="P1"><text:span text:style-name="T1">426 si lamello</text:span></text:p>
              <text:p text:style-name="P1"><text:span text:style-name="T1">ATTENTION : qq mm de moins sur le montant du dormant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8]+50" office:value-type="float" office:value="556" calcext:value-type="float">
            <text:p>556</text:p>
          </table:table-cell>
          <table:table-cell table:style-name="ce42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2"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49]+50" office:value-type="float" office:value="1360" calcext:value-type="float">
            <text:p>1360</text:p>
          </table:table-cell>
          <table:table-cell table:style-name="ce42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2.176cm" svg:x="15.594cm" svg:y="23.368cm" draw:caption-point-x="0.52cm" draw:caption-point-y="-1.232cm">
              <dc:date>2023-04-22T00:00:00</dc:date>
              <text:p text:style-name="P1"><text:span text:style-name="T1">426 si lamello</text:span></text:p>
              <text:p text:style-name="P1"><text:span text:style-name="T1">ATTENTION : qq mm de moins sur le montant du dormant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50]+50" office:value-type="float" office:value="556" calcext:value-type="float">
            <text:p>556</text:p>
          </table:table-cell>
          <table:table-cell table:style-name="ce42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table:number-columns-repeated="6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0"/>
          <table:table-cell table:style-name="ce63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4"/>
          <table:table-cell table:style-name="ce63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7"/>
          <table:table-cell table:style-name="ce42"/>
          <table:table-cell table:number-columns-repeated="15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4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2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table:table-column table:style-name="co17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8"/>
        <table:table-column table:style-name="co23" table:number-columns-repeated="2" table:default-cell-style-name="ce58"/>
        <table:table-column table:style-name="co24" table:default-cell-style-name="ce58"/>
        <table:table-column table:style-name="co25" table:default-cell-style-name="ce58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2" office:value-type="string" calcext:value-type="string">
            <text:p>Longueur (mm) +50mm</text:p>
          </table:table-cell>
          <table:table-cell table:style-name="ce42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3]+50" office:value-type="float" office:value="850" calcext:value-type="float">
            <text:p>850</text:p>
          </table:table-cell>
          <table:table-cell table:style-name="ce42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4]+50" office:value-type="float" office:value="800" calcext:value-type="float">
            <text:p>800</text:p>
          </table:table-cell>
          <table:table-cell table:style-name="ce42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5]+50" office:value-type="float" office:value="1850" calcext:value-type="float">
            <text:p>1850</text:p>
          </table:table-cell>
          <table:table-cell table:style-name="ce42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6]+50" office:value-type="float" office:value="1035" calcext:value-type="float">
            <text:p>1035</text:p>
          </table:table-cell>
          <table:table-cell table:style-name="ce42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2" table:formula="of:=[.E7]+50" office:value-type="float" office:value="250" calcext:value-type="float">
            <text:p>250</text:p>
          </table:table-cell>
          <table:table-cell table:style-name="ce42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8]+50" office:value-type="float" office:value="1480" calcext:value-type="float">
            <text:p>1480</text:p>
          </table:table-cell>
          <table:table-cell table:style-name="ce42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9]+50" office:value-type="float" office:value="1480" calcext:value-type="float">
            <text:p>1480</text:p>
          </table:table-cell>
          <table:table-cell table:style-name="ce42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0]+50" office:value-type="float" office:value="2059" calcext:value-type="float">
            <text:p>2059</text:p>
          </table:table-cell>
          <table:table-cell table:style-name="ce42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1]+50" office:value-type="float" office:value="2059" calcext:value-type="float">
            <text:p>2059</text:p>
          </table:table-cell>
          <table:table-cell table:style-name="ce42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2]+50" office:value-type="float" office:value="436" calcext:value-type="float">
            <text:p>436</text:p>
          </table:table-cell>
          <table:table-cell table:style-name="ce42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3]+50" office:value-type="float" office:value="436" calcext:value-type="float">
            <text:p>436</text:p>
          </table:table-cell>
          <table:table-cell table:style-name="ce42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4]+50" office:value-type="float" office:value="775" calcext:value-type="float">
            <text:p>775</text:p>
          </table:table-cell>
          <table:table-cell table:style-name="ce42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5]+50" office:value-type="float" office:value="1429" calcext:value-type="float">
            <text:p>1429</text:p>
          </table:table-cell>
          <table:table-cell table:style-name="ce42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16]+50" office:value-type="float" office:value="1429" calcext:value-type="float">
            <text:p>1429</text:p>
          </table:table-cell>
          <table:table-cell table:style-name="ce42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7]+50" office:value-type="float" office:value="2059" calcext:value-type="float">
            <text:p>2059</text:p>
          </table:table-cell>
          <table:table-cell table:style-name="ce42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18]+50" office:value-type="float" office:value="2059" calcext:value-type="float">
            <text:p>2059</text:p>
          </table:table-cell>
          <table:table-cell table:style-name="ce42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19]+50" office:value-type="float" office:value="436" calcext:value-type="float">
            <text:p>436</text:p>
          </table:table-cell>
          <table:table-cell table:style-name="ce42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0]+50" office:value-type="float" office:value="436" calcext:value-type="float">
            <text:p>436</text:p>
          </table:table-cell>
          <table:table-cell table:style-name="ce42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1]+50" office:value-type="float" office:value="740" calcext:value-type="float">
            <text:p>740</text:p>
          </table:table-cell>
          <table:table-cell table:style-name="ce42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2]+50" office:value-type="float" office:value="1190" calcext:value-type="float">
            <text:p>1190</text:p>
          </table:table-cell>
          <table:table-cell table:style-name="ce42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2" table:formula="of:=[.E23]+50" office:value-type="float" office:value="1190" calcext:value-type="float">
            <text:p>1190</text:p>
          </table:table-cell>
          <table:table-cell table:style-name="ce42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4]+50" office:value-type="float" office:value="2109" calcext:value-type="float">
            <text:p>2109</text:p>
          </table:table-cell>
          <table:table-cell table:style-name="ce42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5]+50" office:value-type="float" office:value="2109" calcext:value-type="float">
            <text:p>2109</text:p>
          </table:table-cell>
          <table:table-cell table:style-name="ce42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6]+50" office:value-type="float" office:value="401" calcext:value-type="float">
            <text:p>401</text:p>
          </table:table-cell>
          <table:table-cell table:style-name="ce42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2" table:formula="of:=[.E27]+50" office:value-type="float" office:value="401" calcext:value-type="float">
            <text:p>401</text:p>
          </table:table-cell>
          <table:table-cell table:style-name="ce42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2" table:formula="of:=[.E28]+50" office:value-type="float" office:value="618" calcext:value-type="float">
            <text:p>618</text:p>
          </table:table-cell>
          <table:table-cell table:style-name="ce42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2" table:formula="of:=[.E29]+50" office:value-type="float" office:value="2600" calcext:value-type="float">
            <text:p>2600</text:p>
          </table:table-cell>
          <table:table-cell table:style-name="ce42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0]+50" office:value-type="float" office:value="1480" calcext:value-type="float">
            <text:p>1480</text:p>
          </table:table-cell>
          <table:table-cell table:style-name="ce42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1]+50" office:value-type="float" office:value="1429" calcext:value-type="float">
            <text:p>1429</text:p>
          </table:table-cell>
          <table:table-cell table:style-name="ce42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2" table:formula="of:=[.E32]+50" office:value-type="float" office:value="1190" calcext:value-type="float">
            <text:p>1190</text:p>
          </table:table-cell>
          <table:table-cell table:style-name="ce42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3]+50" office:value-type="float" office:value="587" calcext:value-type="float">
            <text:p>587</text:p>
          </table:table-cell>
          <table:table-cell table:style-name="ce42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4]+50" office:value-type="float" office:value="578" calcext:value-type="float">
            <text:p>578</text:p>
          </table:table-cell>
          <table:table-cell table:style-name="ce42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5]+50" office:value-type="float" office:value="1250" calcext:value-type="float">
            <text:p>1250</text:p>
          </table:table-cell>
          <table:table-cell table:style-name="ce42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6]+50" office:value-type="float" office:value="556" calcext:value-type="float">
            <text:p>556</text:p>
          </table:table-cell>
          <table:table-cell table:style-name="ce42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7]+50" office:value-type="float" office:value="1360" calcext:value-type="float">
            <text:p>1360</text:p>
          </table:table-cell>
          <table:table-cell table:style-name="ce42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2" table:formula="of:=[.E38]+50" office:value-type="float" office:value="556" calcext:value-type="float">
            <text:p>556</text:p>
          </table:table-cell>
          <table:table-cell table:style-name="ce42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2" office:value-type="string" calcext:value-type="string">
            <text:p>Côtes brutes</text:p>
          </table:table-cell>
          <table:table-cell table:style-name="ce42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2" table:number-columns-repeated="2"/>
          <table:table-cell table:number-columns-repeated="6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0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63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2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1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1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11"/>
          <table:table-cell table:style-name="ce63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2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2" table:number-columns-repeated="2"/>
          <table:table-cell table:number-columns-repeated="15"/>
          <table:table-cell table:style-name="ce63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7"/>
          <table:table-cell table:style-name="ce42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2" table:number-columns-repeated="2"/>
          <table:table-cell table:number-columns-repeated="15"/>
          <table:table-cell table:style-name="ce63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2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2"/>
          <table:table-cell table:number-columns-repeated="4"/>
          <table:table-cell table:style-name="ce5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2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3-04-22T08:24:43.623448871</dc:date>
    <meta:editing-duration>P8DT6H22M10S</meta:editing-duration>
    <meta:editing-cycles>802</meta:editing-cycles>
    <meta:generator>LibreOffice/7.4.5.1$Linux_X86_64 LibreOffice_project/40$Build-1</meta:generator>
    <meta:document-statistic meta:table-count="5" meta:cell-count="7108" meta:object-count="0"/>
  </office:meta>
</office:document-meta>
</file>